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mm"/>
    </style:style>
    <style:style style:name="co2" style:family="table-column">
      <style:table-column-properties fo:break-before="auto" style:column-width="81.65mm"/>
    </style:style>
    <style:style style:name="co3" style:family="table-column">
      <style:table-column-properties fo:break-before="auto" style:column-width="92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COMERCIAL &amp; SCAD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OMERCIAL &amp; SCADA DATABASE MODEL <text:s/>(EPANET_20971.SQL)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CAT_SCADA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information of the catalog of SCADA element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character varying(16) NOT NULL,</text:p>
          </table:table-cell>
          <table:table-cell office:value-type="string" calcext:value-type="string">
            <text:p>identifier of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a_type character varying(30),</text:p>
          </table:table-cell>
          <table:table-cell office:value-type="string" calcext:value-type="string">
            <text:p>type of data used on the elem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units character varying(12),</text:p>
          </table:table-cell>
          <table:table-cell office:value-type="string" calcext:value-type="string">
            <text:p>units of measurement of the elem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1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2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3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AR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identifier of the element on scada si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dcat_id character varying(16),</text:p>
          </table:table-cell>
          <table:table-cell office:value-type="string" calcext:value-type="string">
            <text:p>scada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arc_id character varying(16),</text:p>
          </table:table-cell>
          <table:table-cell office:value-type="string" calcext:value-type="string">
            <text:p>identifier of the element on GIS sid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NOD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identifier of the SCADA side with the identifier of the GIS sid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identifier of the element on scada sid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dcat_id character varying(16),</text:p>
          </table:table-cell>
          <table:table-cell office:value-type="string" calcext:value-type="string">
            <text:p>scada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node_id character varying(16),</text:p>
          </table:table-cell>
          <table:table-cell office:value-type="string" calcext:value-type="string">
            <text:p>identifier of the element on GIS sid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SCADA_X_VALU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(or view from SCADA DDBB) with information of the values of the elements of SCADA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scada_id character varying(16) NOT NULL,</text:p>
          </table:table-cell>
          <table:table-cell office:value-type="string" calcext:value-type="string">
            <text:p>scada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e timestamp (6) without time zone,</text:p>
          </table:table-cell>
          <table:table-cell office:value-type="string" calcext:value-type="string">
            <text:p>date of the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CONNE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Spatial table (node) with information of the hydrometer's plac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nec_id varchar DEFAULT autonumeric NOT NULL,</text:p>
          </table:table-cell>
          <table:table-cell office:value-type="string" calcext:value-type="string">
            <text:p>Node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cat_id varchar(16) COLLATE "default",</text:p>
          </table:table-cell>
          <table:table-cell office:value-type="string" calcext:value-type="string">
            <text:p>Information about the characteristics of the conec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_id varchar(16) COLLATE "default",</text:p>
          </table:table-cell>
          <table:table-cell office:value-type="string" calcext:value-type="string">
            <text:p>Indentifier of the arc of the network that connec is lin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ink character varying(512),</text:p>
          </table:table-cell>
          <table:table-cell office:value-type="string" calcext:value-type="string">
            <text:p>Indentifier of the arc of the network that connec is link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tate character varying(16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nnotation character varying(512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observ character varying(254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 character varying(30)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he_geom public.geometry (POINT, 25831),</text:p>
          </table:table-cell>
          <table:table-cell office:value-type="string" calcext:value-type="string">
            <text:p>geometry fie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Geospatial table with arc information about the connection from connec to arc. Features are created automaticly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link_id varchar (16) DEFAULT autonumeric NOT NULL,</text:p>
          </table:table-cell>
          <table:table-cell office:value-type="string" calcext:value-type="string">
            <text:p>feature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nec_id varchar(16) COLLATE "default",</text:p>
          </table:table-cell>
          <table:table-cell office:value-type="string" calcext:value-type="string">
            <text:p>connection in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he_geom public.geometry (LINESTRING, 25831),</text:p>
          </table:table-cell>
          <table:table-cell office:value-type="string" calcext:value-type="string">
            <text:p>geometry fie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CAT_HYDROMETER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catalog of the hydrometer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character varying(16) NOT NULL,</text:p>
          </table:table-cell>
          <table:table-cell office:value-type="string" calcext:value-type="string">
            <text:p>hydrometer's catalog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1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2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3 character varying(100),</text:p>
          </table:table-cell>
          <table:table-cell office:value-type="string" calcext:value-type="string">
            <text:p>other information (pending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RTC_HYDROMETER_X_CONNE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to correlationate the hydrometer with connec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hydrometer_id character varying(16) NOT NULL,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2"/>connec_id character varying(16),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 text:c="2"/>hydrocat_id character varying(16),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HYDROMETER_X_VALU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(or view from COMERCIAL DDBB) with information of the values of the elements of the hydrometer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hydrometer_id character varying(16) NOT NULL,</text:p>
          </table:table-cell>
          <table:table-cell office:value-type="string" calcext:value-type="string">
            <text:p>hydromenter identifie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date timestamp (6) without time zone,</text:p>
          </table:table-cell>
          <table:table-cell office:value-type="string" calcext:value-type="string">
            <text:p>date of the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TC_DMC_X_HYDROMETER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ma_i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Temporal period of comparyson (according hydrometer values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cada_value</text:p>
          </table:table-cell>
          <table:table-cell office:value-type="string" calcext:value-type="string">
            <text:p>Period aggretaded diferential flow from flowmeters of dm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ydrometer_value</text:p>
          </table:table-cell>
          <table:table-cell office:value-type="string" calcext:value-type="string">
            <text:p>Agregated value of all the hydrometer from dm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fficiency</text:p>
          </table:table-cell>
          <table:table-cell office:value-type="string" calcext:value-type="string">
            <text:p>scada_value / hydrometer_value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inimum flow value of scada data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aximum flow value of the scada data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2" office:value-type="string" calcext:value-type="string">
            <text:p>RTC_INP_DEMAND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aiting for the result of the process of calibrate the real demand and select max/min/med of it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node_id varchar(16) COLLATE "default" NOT NULL,</text:p>
          </table:table-cell>
          <table:table-cell office:value-type="string" calcext:value-type="string">
            <text:p>Node identifier of the networ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value numeric (12,6),</text:p>
          </table:table-cell>
          <table:table-cell office:value-type="string" calcext:value-type="string">
            <text:p>value calculate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 text:c="2"/>text varchar(100) COLLATE "default"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VENT-GE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GED (EPANET_20941.SQL)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AT EVEN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diferents types of event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varchar(16) COLLATE default NOT NULL,</text:p>
          </table:table-cell>
          <table:table-cell office:value-type="string" calcext:value-type="string">
            <text:p>identifier of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ype varchar(16) COLLATE default,</text:p>
          </table:table-cell>
          <table:table-cell office:value-type="string" calcext:value-type="string">
            <text:p>type of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script varchar(50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ment varchar(512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EVEN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with the event definition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e timestamp(6) DEFAULT now(),</text:p>
          </table:table-cell>
          <table:table-cell office:value-type="string" calcext:value-type="string">
            <text:p>date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ser varchar(16) COLLATE default,</text:p>
          </table:table-cell>
          <table:table-cell office:value-type="string" calcext:value-type="string">
            <text:p>identifier of the us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atevent_id varchar(16) COLLATE default,</text:p>
          </table:table-cell>
          <table:table-cell office:value-type="string" calcext:value-type="string">
            <text:p>event catalo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mment varchar(512) COLLATE default,</text:p>
          </table:table-cell>
          <table:table-cell office:value-type="string" calcext:value-type="string">
            <text:p>other information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FIL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file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ath varchar(512) COLLATE default,</text:p>
          </table:table-cell>
          <table:table-cell office:value-type="string" calcext:value-type="string">
            <text:p>path of the file linke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ARC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arc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rc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NOD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node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node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EVENT_X_POLYGON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3" table:number-rows-spanned="1">
            <text:p>Table for relate event and node features of the GI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d int8 DEFAULT autonumeric NOT NULL,</text:p>
          </table:table-cell>
          <table:table-cell office:value-type="string" calcext:value-type="string">
            <text:p>autonumeric fiel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vent_id int8,</text:p>
          </table:table-cell>
          <table:table-cell office:value-type="string" calcext:value-type="string">
            <text:p>identifier of the even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ol_id varchar(16) COLLATE default,</text:p>
          </table:table-cell>
          <table:table-cell office:value-type="string" calcext:value-type="string">
            <text:p>identifier of the GIS feature</text:p>
          </table:table-cell>
          <table:table-cell table:number-columns-repeated="1021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table:table-column table:style-name="co4" table:number-columns-repeated="8" table:default-cell-style-name="Default"/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DMC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PER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3.51mm" fo:margin-bottom="14.52mm" fo:margin-left="13.63mm" fo:margin-right="11.2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6:13:04.44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Torret </meta:initial-creator>
    <meta:creation-date>2016-01-18T16:01:41.977000000</meta:creation-date>
    <dc:date>2016-01-26T21:55:22.491000000</dc:date>
    <meta:editing-duration>PT3H29M38S</meta:editing-duration>
    <meta:editing-cycles>15</meta:editing-cycles>
    <meta:generator>LibreOffice/4.4.6.3$Windows_x86 LibreOffice_project/e8938fd3328e95dcf59dd64e7facd2c7d67c704d</meta:generator>
    <meta:document-statistic meta:table-count="3" meta:cell-count="178" meta:object-count="0"/>
  </office:meta>
</office:document-meta>
</file>